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3413b" officeooo:paragraph-rsid="000991cc"/>
    </style:style>
    <style:style style:name="P2" style:family="paragraph" style:parent-style-name="Standard">
      <style:text-properties officeooo:rsid="000a5004" officeooo:paragraph-rsid="000a5004"/>
    </style:style>
    <style:style style:name="P3" style:family="paragraph" style:parent-style-name="Standard">
      <style:text-properties fo:font-size="7.5pt" officeooo:rsid="000a5004" officeooo:paragraph-rsid="000a5004" style:font-size-asian="7.5pt" style:font-size-complex="7.5pt"/>
    </style:style>
    <style:style style:name="P4" style:family="paragraph" style:parent-style-name="Standard">
      <style:text-properties fo:font-size="7.5pt" officeooo:rsid="000a5004" officeooo:paragraph-rsid="000b7cf3" style:font-size-asian="7.5pt" style:font-size-complex="7.5pt"/>
    </style:style>
    <style:style style:name="P5" style:family="paragraph" style:parent-style-name="Standard">
      <style:text-properties fo:font-size="7.5pt" officeooo:rsid="000a5004" officeooo:paragraph-rsid="000ded45" style:font-size-asian="7.5pt" style:font-size-complex="7.5pt"/>
    </style:style>
    <style:style style:name="P6" style:family="paragraph" style:parent-style-name="Standard">
      <style:text-properties fo:font-size="7.5pt" officeooo:rsid="000a5004" officeooo:paragraph-rsid="000ec20e" style:font-size-asian="7.5pt" style:font-size-complex="7.5pt"/>
    </style:style>
    <style:style style:name="P7" style:family="paragraph" style:parent-style-name="Standard">
      <style:text-properties fo:font-size="7.5pt" officeooo:rsid="000a5004" officeooo:paragraph-rsid="000fcaef" style:font-size-asian="7.5pt" style:font-size-complex="7.5pt"/>
    </style:style>
    <style:style style:name="P8" style:family="paragraph" style:parent-style-name="Standard">
      <style:text-properties fo:font-size="7.5pt" officeooo:rsid="000b7cf3" officeooo:paragraph-rsid="000d502c" style:font-size-asian="7.5pt" style:font-size-complex="7.5pt"/>
    </style:style>
    <style:style style:name="P9" style:family="paragraph" style:parent-style-name="Standard">
      <style:text-properties fo:font-size="7.5pt" officeooo:rsid="000d502c" officeooo:paragraph-rsid="000dc6ad" style:font-size-asian="7.5pt" style:font-size-complex="7.5pt"/>
    </style:style>
    <style:style style:name="P10" style:family="paragraph" style:parent-style-name="Standard">
      <style:text-properties fo:font-size="7.5pt" officeooo:rsid="000d502c" officeooo:paragraph-rsid="000ded45" style:font-size-asian="7.5pt" style:font-size-complex="7.5pt"/>
    </style:style>
    <style:style style:name="P11" style:family="paragraph" style:parent-style-name="Standard">
      <style:text-properties fo:color="#999999" fo:font-size="7.5pt" officeooo:rsid="000a5004" officeooo:paragraph-rsid="000a5004" style:font-size-asian="7.5pt" style:font-size-complex="7.5pt"/>
    </style:style>
    <style:style style:name="P12" style:family="paragraph" style:parent-style-name="Standard">
      <style:paragraph-properties fo:background-color="#ffffff">
        <style:background-image/>
      </style:paragraph-properties>
      <style:text-properties fo:color="#ff6600" officeooo:rsid="0003413b" officeooo:paragraph-rsid="000991cc" fo:background-color="#ffffff"/>
    </style:style>
    <style:style style:name="T1" style:family="text">
      <style:text-properties officeooo:rsid="000991cc"/>
    </style:style>
    <style:style style:name="T2" style:family="text">
      <style:text-properties officeooo:rsid="000b7cf3"/>
    </style:style>
    <style:style style:name="T3" style:family="text">
      <style:text-properties officeooo:rsid="000d502c"/>
    </style:style>
    <style:style style:name="T4" style:family="text">
      <style:text-properties officeooo:rsid="000dc6ad"/>
    </style:style>
    <style:style style:name="T5" style:family="text">
      <style:text-properties officeooo:rsid="000ded45"/>
    </style:style>
    <style:style style:name="T6" style:family="text">
      <style:text-properties officeooo:rsid="000e90c0"/>
    </style:style>
    <style:style style:name="T7" style:family="text">
      <style:text-properties officeooo:rsid="000fcaef"/>
    </style:style>
    <style:style style:name="T8" style:family="text">
      <style:text-properties officeooo:rsid="0011c61f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0000ff"/>
    </style:style>
    <style:style style:name="T12" style:family="text">
      <style:text-properties fo:color="#0000ff" fo:font-size="10.5pt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span text:style-name="T10">AWLED底层库设计文档</text:span></text:p>
      <text:p text:style-name="Standard"/>
      <text:p text:style-name="P12">目的 : 底层库的设计概要解释</text:p>
      <text:p text:style-name="P12">适用人员：系统维护人员 </text:p>
      <text:p text:style-name="P12">日期 ： 2018.3.2<text:span text:style-name="T1">6</text:span></text:p>
      <text:p text:style-name="P12">编写者：江秀杰</text:p>
      <text:p text:style-name="P1"/>
      <text:p text:style-name="P2"><text:span text:style-name="T11">基本说明</text:span>：</text:p>
      <text:p text:style-name="P2">源文件组成--</text:p>
      <text:p text:style-name="P11">├── Android.mk</text:p>
      <text:p text:style-name="P11">├── Application_LED.c</text:p>
      <text:p text:style-name="P11">├── Application_LED_customize.c</text:p>
      <text:p text:style-name="P11">├── Application_LED_customize.h</text:p>
      <text:p text:style-name="P11">├── Application_LED_effect.c</text:p>
      <text:p text:style-name="P11">├── Application_LED_effect.h</text:p>
      <text:p text:style-name="P11">├── Application_LED.h</text:p>
      <text:p text:style-name="P11">├── Application_LED_interface.c</text:p>
      <text:p text:style-name="P11">├── Application_LED_interface.h</text:p>
      <text:p text:style-name="P11">├── Application_main.c</text:p>
      <text:p text:style-name="P11">├── Application_main.h</text:p>
      <text:p text:style-name="P11">├── Application_main_option.h</text:p>
      <text:p text:style-name="P11">├── Chip_AW981x.c</text:p>
      <text:p text:style-name="P11">├── Chip_AW981x.h</text:p>
      <text:p text:style-name="P11">├── R16_I2c_option.c</text:p>
      <text:p text:style-name="P11">├── R16_I2c_option.h</text:p>
      <text:p text:style-name="P11">├── R16_Key_event.c</text:p>
      <text:p text:style-name="P11">├── R16_Key_event.h</text:p>
      <text:p text:style-name="P11">└── type.h</text:p>
      <text:p text:style-name="P3"></text:p>
      <text:p text:style-name="P3">0 directories, 19 files</text:p>
      <text:p text:style-name="P4">编译生成文件为<text:span text:style-name="T2">libawledcontrol.so</text:span></text:p>
      <text:p text:style-name="P4"/>
      <text:p text:style-name="P4"><text:span text:style-name="T12">库功能说明</text:span><text:span text:style-name="T8">：除上电时呼吸灯效果放到uboot以及开机时呼吸灯的效果实现放到内核中，其余效果实现均放到库中。</text:span></text:p>
      <text:p text:style-name="P4"/>
      <text:p text:style-name="P8"><text:span text:style-name="T12">对上层提供接口方法为</text:span><text:span text:style-name="T3">Application_main.h中</text:span></text:p>
      <text:p text:style-name="P8"><text:span text:style-name="T3">extern void application_main_init(void); // <text:s/>初始化底层硬件资源，创建监听线程</text:span></text:p>
      <text:p text:style-name="P9">extern void send_event(APP_LED_EFFECT_ENUM state); // 发送效果状态码方法，<text:span text:style-name="T4">state的定义与《小辣椒呼吸灯状态定义_20180322.xlsx》一致</text:span></text:p>
      <text:p text:style-name="P9"/>
      <text:p text:style-name="P10"><text:span text:style-name="T12">库内部实现原理</text:span>：根据电路图对引用<text:span text:style-name="T5">led组合(R, G, B)的定义以及R16平台中i2c的id和两块aw9818的i2c地址，配置映射表Application_LED_effect.c </text:span></text:p>
      <text:p text:style-name="P5">Application_LED_interface.c为操作映射表的基本接口</text:p>
      <text:p text:style-name="P5">Application_LED_effect.c 为定义效果的实现接口</text:p>
      <text:p text:style-name="P6">Application_LED.c Chip_AW981x.c <text:s/>R16_I2c_option.c为具体操作<text:span text:style-name="T6">i2c的接口</text:span></text:p>
      <text:p text:style-name="P7">R16_Key_event.c 为监听按键事件的实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7:11:33.376649471</meta:creation-date>
    <meta:generator>LibreOffice/4.2.8.2$Linux_X86_64 LibreOffice_project/420m0$Build-2</meta:generator>
    <dc:date>2018-03-26T17:32:47.047122081</dc:date>
    <meta:editing-duration>PT19M11S</meta:editing-duration>
    <meta:editing-cycles>16</meta:editing-cycles>
    <meta:document-statistic meta:table-count="0" meta:image-count="0" meta:object-count="0" meta:page-count="1" meta:paragraph-count="38" meta:word-count="315" meta:character-count="1082" meta:non-whitespace-character-count="1002"/>
  </office:meta>
</office:document-meta>
</file>